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ONDORI QUISPE, JUAN ALEX</text:p>
            <text:p text:style-name="P5"><text:span text:style-name="T15">Dni</text:span><text:span text:style-name="T14">:4721356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578682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ONDORI QUISPE, JUAN ALEX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21356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5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7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14750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16:5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